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4.737cm" presentation:class="title" presentation:user-transformed="true">
          <draw:text-box>
            <text:p>Bedarfsampel mit Nachtschaltung</text:p>
          </draw:text-box>
        </draw:frame>
        <draw:frame presentation:style-name="pr2" draw:layer="layout" svg:width="25.199cm" svg:height="12.179cm" svg:x="1.2cm" svg:y="8.8cm" presentation:class="subtitle" presentation:user-transformed="true">
          <draw:text-box>
            <text:p>Von: Sven Marquardt, Heiko Pantermehl und Sheraz Azad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uftra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mpel implementieren</text:p>
              </text:list-item>
              <text:list-item>
                <text:p>Voraussetzung:</text:p>
                <text:list>
                  <text:list-item>
                    <text:p>PINA 7 für Bedarfstaster</text:p>
                  </text:list-item>
                  <text:list-item>
                    <text:p>PINA 5 und 6 für Nachtmodus (An/Aus)</text:p>
                  </text:list-item>
                  <text:list-item>
                    <text:p>PINA 4-0 für Ampelausgab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Idee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mplementieru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Gelöst mit Interrupts und internem Timer</text:p>
              </text:list-item>
              <text:list-item>
                <text:p>Vorteile:</text:p>
                <text:list>
                  <text:list-item>
                    <text:p>Energieersparnis bei Timer </text:p>
                  </text:list-item>
                  <text:list-item>
                    <text:p>besser wartbar </text:p>
                  </text:list-item>
                  <text:list-item>
                    <text:p>Übersichtlichkei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Quell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Herr Prof. Dr. Ole Blaurock, Fh-Luebeck</text:p>
              </text:list-item>
              <text:list-item>
                <text:p>Atmel <text:s/>Atmega 644pa Datasheet</text:p>
              </text:list-item>
              <text:list-item>
                <text:p><text:a xlink:href="http://www.mikrocontroller.net/articles/AVR-Tutorial" xlink:type="simple">www.mikrocontroller.net/articles/AVR-Tutorial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7T13:24:04.259272851</meta:creation-date>
    <dc:date>2015-07-07T15:18:34.378621090</dc:date>
    <meta:editing-duration>PT1H39M15S</meta:editing-duration>
    <meta:editing-cycles>7</meta:editing-cycles>
    <meta:generator>LibreOffice/4.2.8.2$Linux_X86_64 LibreOffice_project/420m0$Build-2</meta:generator>
    <meta:document-statistic meta:object-count="40"/>
  </office:meta>
</office:document-meta>
</file>